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a" fo:country="DK" officeooo:rsid="001d3a59" officeooo:paragraph-rsid="001d3a59" style:font-size-asian="10.5pt"/>
    </style:style>
    <style:style style:name="P2" style:family="paragraph" style:parent-style-name="Standard">
      <style:text-properties fo:language="da" fo:country="DK" officeooo:rsid="0020168d" officeooo:paragraph-rsid="0020168d" style:font-size-asian="10.5pt"/>
    </style:style>
    <style:style style:name="P3" style:family="paragraph" style:parent-style-name="Standard" style:list-style-name="L1">
      <style:text-properties fo:language="da" fo:country="DK" officeooo:rsid="001d3a59" officeooo:paragraph-rsid="0020168d" style:font-size-asian="10.5pt"/>
    </style:style>
    <style:style style:name="P4" style:family="paragraph" style:parent-style-name="Standard" style:list-style-name="L1">
      <style:text-properties fo:language="da" fo:country="DK" officeooo:rsid="0020168d" officeooo:paragraph-rsid="0020168d" style:font-size-asian="10.5pt"/>
    </style:style>
    <style:style style:name="P5" style:family="paragraph" style:parent-style-name="Standard">
      <style:text-properties fo:language="da" fo:country="DK" officeooo:rsid="0020d78a" officeooo:paragraph-rsid="0020d78a" style:font-size-asian="10.5pt"/>
    </style:style>
    <style:style style:name="P6" style:family="paragraph" style:parent-style-name="Standard">
      <style:text-properties fo:language="da" fo:country="DK" fo:font-weight="bold" officeooo:rsid="0020168d" officeooo:paragraph-rsid="0020168d" style:font-size-asian="10.5pt" style:font-weight-asian="bold" style:font-weight-complex="bold"/>
    </style:style>
    <style:style style:name="P7" style:family="paragraph" style:parent-style-name="Standard">
      <style:text-properties fo:language="da" fo:country="DK" fo:font-weight="bold" officeooo:rsid="0020d78a" officeooo:paragraph-rsid="0020d78a" style:font-size-asian="10.5pt" style:font-weight-asian="bold" style:font-weight-complex="bold"/>
    </style:style>
    <style:style style:name="P8" style:family="paragraph" style:parent-style-name="Standard">
      <style:text-properties fo:font-size="18pt" fo:language="da" fo:country="DK" officeooo:rsid="001d3a59" officeooo:paragraph-rsid="001d3a59" style:font-size-asian="18pt" style:font-size-complex="18pt"/>
    </style:style>
    <style:style style:name="T1" style:family="text">
      <style:text-properties officeooo:rsid="0020d7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rush up projekt</text:p>
      <text:p text:style-name="P1"/>
      <text:p text:style-name="P1">Use Cases:</text:p>
      <text:list xml:id="list4241477827933051715" text:style-name="L1">
        <text:list-item>
          <text:p text:style-name="P3">Book en fordragsholder</text:p>
        </text:list-item>
        <text:list-item>
          <text:p text:style-name="P4">Afregn fordragholder</text:p>
        </text:list-item>
        <text:list-item>
          <text:p text:style-name="P4">Login</text:p>
        </text:list-item>
      </text:list>
      <text:p text:style-name="P2"/>
      <text:p text:style-name="P6">Book en fordragsholder:</text:p>
      <text:p text:style-name="P2"/>
      <text:p text:style-name="P6">Afregn fordragsholder:</text:p>
      <text:p text:style-name="P2">Systemet genererer en oversigt over hvor mange gange foredragsholderen har været booket <text:span text:style-name="T1">i</text:span> den forgangene måned. <text:span text:style-name="T1">Systemet ligger dagspriserne sammen og printer totalen. Systemet giver nu mulighed for at downloade pdf version af oversigten. </text:span></text:p>
      <text:p text:style-name="P2"/>
      <text:p text:style-name="P7">Login:</text:p>
      <text:p text:style-name="P5">Foredragsholderen indtaster brugeroplysninger som er blevet fremsendt til ham pr mail. Efter successful login vil brugeren få vist en oversigt over fremtidige foredrag. Brugeren har nu mulighed for at printe oversig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1:45:04.954899263</meta:creation-date>
    <dc:date>2014-08-22T12:50:25.598960144</dc:date>
    <meta:editing-duration>PT12M19S</meta:editing-duration>
    <meta:editing-cycles>3</meta:editing-cycles>
    <meta:generator>LibreOffice/4.2.4.2$Linux_X86_64 LibreOffice_project/420m0$Build-2</meta:generator>
    <meta:document-statistic meta:table-count="0" meta:image-count="0" meta:object-count="0" meta:page-count="1" meta:paragraph-count="10" meta:word-count="85" meta:character-count="585" meta:non-whitespace-character-count="512"/>
  </office:meta>
</office:document-meta>
</file>